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Footer">
      <style:paragraph-properties fo:text-align="end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witchless Quad Kernal Switcher</text:p>
      <text:p text:style-name="Standard">for the C64</text:p>
      <text:p text:style-name="Standard"/>
      <text:p text:style-name="Standard">User Guide</text:p>
      <text:p text:style-name="Standard"/>
      <text:p text:style-name="Standard"/>
      <text:p text:style-name="Standard">Introduction</text:p>
      <text:list xml:id="list3051074800527643735" text:style-name="L1">
        <text:list-item>
          <text:p text:style-name="P1">(Two PCB versions: C64 and C64C )'</text:p>
          <text:p text:style-name="P1"/>
        </text:list-item>
      </text:list>
      <text:p text:style-name="Standard"/>
      <text:p text:style-name="Standard">Board overview</text:p>
      <text:p text:style-name="Standard"/>
      <text:p text:style-name="Standard"/>
      <text:p text:style-name="Standard">Board Assembly</text:p>
      <text:list xml:id="list6608548158750710749" text:style-name="L2">
        <text:list-item>
          <text:p text:style-name="P2">how to make the board</text:p>
        </text:list-item>
        <text:list-item>
          <text:p text:style-name="P2"/>
        </text:list-item>
      </text:list>
      <text:p text:style-name="Standard"/>
      <text:p text:style-name="Standard"/>
      <text:p text:style-name="Standard">The RGB LED Cable Assembly</text:p>
      <text:list xml:id="list8155270955443952504" text:style-name="L3">
        <text:list-item>
          <text:p text:style-name="P3">Ask Thilo or Brian on twitter if we can use their excellent build pictures of the LED cable assembly.</text:p>
        </text:list-item>
        <text:list-item>
          <text:p text:style-name="P3"/>
        </text:list-item>
      </text:list>
      <text:p text:style-name="Standard"/>
      <text:p text:style-name="Standard"/>
      <text:p text:style-name="Standard">Use Examples</text:p>
      <text:list xml:id="list4428436119411147008" text:style-name="L4">
        <text:list-item>
          <text:p text:style-name="P4">Simple 28 to 24pin rom adapter</text:p>
        </text:list-item>
        <text:list-item>
          <text:p text:style-name="P4">q</text:p>
        </text:list-item>
      </text:list>
      <text:p text:style-name="Standard"/>
      <text:p text:style-name="Standard"/>
      <text:p text:style-name="Standard">Locations of the INTRES and RESTORE signals</text:p>
      <text:list xml:id="list8361054267901908205" text:style-name="L5">
        <text:list-item>
          <text:p text:style-name="P5">show images of different C64 motherboards and bubble-zoom closeups of where to attach intres and restore</text:p>
          <text:p text:style-name="P5"/>
        </text:list-item>
      </text:list>
      <text:p text:style-name="Standard"/>
      <text:p text:style-name="Standard">Programming the PIC microcontroller</text:p>
      <text:p text:style-name="Standard"/>
      <text:p text:style-name="Standard"/>
      <text:p text:style-name="Standard">Board Layout</text:p>
      <text:p text:style-name="Standard"/>
      <text:p text:style-name="Standard"/>
      <text:p text:style-name="Standard">Schematic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0.001V - 2018-10-0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8S</meta:editing-duration>
    <meta:editing-cycles>8</meta:editing-cycles>
    <meta:generator>OpenOffice/4.1.3$Win32 OpenOffice.org_project/413m1$Build-9783</meta:generator>
    <dc:date>2017-10-08T17:53:36.77</dc:date>
    <dc:creator>a b</dc:creator>
    <meta:document-statistic meta:table-count="0" meta:image-count="0" meta:object-count="0" meta:page-count="1" meta:paragraph-count="19" meta:word-count="98" meta:character-count="547"/>
    <meta:user-defined meta:name="Info 1"/>
    <meta:user-defined meta:name="Info 2"/>
    <meta:user-defined meta:name="Info 3"/>
    <meta:user-defined meta:name="Info 4"/>
  </office:meta>
</office:document-meta>
</file>